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3230000131E38083A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99cm" svg:stroke-color="#000000" draw:marker-start-width="1.101cm" draw:marker-end-width="1.101cm" draw:fill="none" loext:fill-use-slide-background="false" draw:textarea-horizontal-align="justify" draw:textarea-vertical-align="middle" draw:auto-grow-height="false" fo:min-height="7.387cm" fo:min-width="8.41cm" fo:padding-top="0.249cm" fo:padding-bottom="0.249cm" fo:padding-left="0.249cm" fo:padding-right="0.2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a 1" draw:style-name="gr1" draw:text-style-name="P1" svg:width="12.172cm" svg:height="11.149cm" svg:x="2.75cm" svg:y="2.877cm"><text:p/>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frame draw:style-name="fr1" draw:name="Imagem1" text:anchor-type="char" svg:width="17cm" svg:height="16.983cm" draw:z-index="0"><draw:image xlink:href="Pictures/10000001000013230000131E38083A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08:51:20.275000000</meta:creation-date>
    <dc:date>2025-06-15T11:54:53.759000000</dc:date>
    <meta:editing-duration>PT9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6.2$Windows_X86_64 LibreOffice_project/6d98ba145e9a8a39fc57bcc76981d1fb1316c60c</meta:generator>
  </office:meta>
</office:document-meta>
</file>